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cm" svg:height="9.338cm" svg:x="13.407cm" svg:y="3.201cm">
            <draw:object draw:notify-on-update-of-ranges="Sheet1.C19:Sheet1.C26 Sheet1.D18:Sheet1.D18 Sheet1.D19:Sheet1.D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7.577cm" svg:x="13.853cm" svg:y="12.272cm">
            <draw:object draw:notify-on-update-of-ranges="Sheet1.C28:Sheet1.C33 Sheet1.D27:Sheet1.D27 Sheet1.D28:Sheet1.D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3">
          <table:table-cell office:value-type="string">
            <text:p>TD 2 exo 5</text:p>
          </table:table-cell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>
            <text:p>Z</text:p>
          </table:table-cell>
          <table:table-cell table:style-name="Default" office:value-type="string">
            <text:p>Z</text:p>
          </table:table-cell>
          <table:table-cell table:style-name="Default" office:value-type="string">
            <text:p>y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style-name="Default" office:value-type="float" office:value="6">
            <text:p>6</text:p>
          </table:table-cell>
          <table:table-cell table:style-name="Default" table:formula="of:=[.B3]*SIN([.$A3]*2*PI()/360)" office:value-type="float" office:value="0">
            <text:p>0</text:p>
          </table:table-cell>
          <table:table-cell table:formula="of:=[.C3]*SIN([.$A3]*2*PI()/360)" office:value-type="float" office:value="0">
            <text:p>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style-name="Default" office:value-type="float" office:value="5.5">
            <text:p>5,5</text:p>
          </table:table-cell>
          <table:table-cell table:style-name="Default" table:formula="of:=[.B4]*SIN([.A4]*2*PI()/360)" office:value-type="float" office:value="0.2">
            <text:p>0,2</text:p>
          </table:table-cell>
          <table:table-cell table:formula="of:=[.C4]*SIN([.$A4]*2*PI()/360)" office:value-type="float" office:value="2.75">
            <text:p>2,75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table:style-name="Default" office:value-type="float" office:value="4.7">
            <text:p>4,7</text:p>
          </table:table-cell>
          <table:table-cell table:style-name="Default" table:formula="of:=[.B5]*SIN([.A5]*2*PI()/360)" office:value-type="float" office:value="0.424264068711929">
            <text:p>0,4242640687</text:p>
          </table:table-cell>
          <table:table-cell table:formula="of:=[.C5]*SIN([.$A5]*2*PI()/360)" office:value-type="float" office:value="3.32340187157677">
            <text:p>3,3234018716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Default" office:value-type="float" office:value="3.5">
            <text:p>3,5</text:p>
          </table:table-cell>
          <table:table-cell table:style-name="Default" table:formula="of:=[.B6]*SIN([.A6]*2*PI()/360)" office:value-type="float" office:value="0.866025403784439">
            <text:p>0,8660254038</text:p>
          </table:table-cell>
          <table:table-cell table:formula="of:=[.C6]*SIN([.$A6]*2*PI()/360)" office:value-type="float" office:value="3.03108891324554">
            <text:p>3,0310889132</text:p>
          </table:table-cell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/>
          <table:table-cell table:formula="of:=[.D3]" office:value-type="float" office:value="0">
            <text:p>0</text:p>
          </table:table-cell>
          <table:table-cell table:style-name="Default" table:formula="of:=[.B3]*COS([.$A3]*2*PI()/360)" office:value-type="float" office:value="0.1">
            <text:p>0,1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D4]" office:value-type="float" office:value="0.2">
            <text:p>0,2</text:p>
          </table:table-cell>
          <table:table-cell table:style-name="Default" table:formula="of:=[.B4]*COS([.$A4]*2*PI()/360)" office:value-type="float" office:value="0.346410161513775">
            <text:p>0,3464101615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D5]" office:value-type="float" office:value="0.424264068711929">
            <text:p>0,4242640687</text:p>
          </table:table-cell>
          <table:table-cell table:style-name="Default" table:formula="of:=[.B5]*COS([.$A5]*2*PI()/360)" office:value-type="float" office:value="0.424264068711929">
            <text:p>0,4242640687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D6]" office:value-type="float" office:value="0.866025403784439">
            <text:p>0,8660254038</text:p>
          </table:table-cell>
          <table:table-cell table:style-name="Default" table:formula="of:=[.B6]*COS([.$A6]*2*PI()/360)" office:value-type="float" office:value="0.5">
            <text:p>0,5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E6]" office:value-type="float" office:value="3.03108891324554">
            <text:p>3,0310889132</text:p>
          </table:table-cell>
          <table:table-cell table:style-name="Default" table:formula="of:=[.B7]*COS([.$A7]*2*PI()/360)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E5]" office:value-type="float" office:value="3.32340187157677">
            <text:p>3,3234018716</text:p>
          </table:table-cell>
          <table:table-cell table:style-name="Default" table:formula="of:=[.B8]*COS([.$A8]*2*PI()/360)" office:value-type="float" office:value="0">
            <text:p>0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E4]" office:value-type="float" office:value="2.75">
            <text:p>2,75</text:p>
          </table:table-cell>
          <table:table-cell table:style-name="Default" table:formula="of:=[.B9]*COS([.$A9]*2*PI()/360)" office:value-type="float" office:value="0.2">
            <text:p>0,2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E3]" office:value-type="float" office:value="0">
            <text:p>0</text:p>
          </table:table-cell>
          <table:table-cell table:style-name="Default" table:formula="of:=[.B10]*COS([.$A10]*2*PI()/360)" office:value-type="float" office:value="0.424264068711929">
            <text:p>0,4242640687</text:p>
          </table:table-cell>
          <table:table-cell table:style-name="Default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string">
            <text:p>theta</text:p>
          </table:table-cell>
          <table:table-cell office:value-type="string">
            <text:p>r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z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table:formula="of:=[.$B19]*(SIN([.$A19]*2*PI()/360))" office:value-type="float" office:value="0">
            <text:p>0,00</text:p>
          </table:table-cell>
          <table:table-cell table:formula="of:=[.$B19]*(COS([.$A19]*2*PI()/360))" office:value-type="float" office:value="0.35">
            <text:p>0,35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formula="of:=[.$B20]*(SIN([.$A20]*2*PI()/360))" office:value-type="float" office:value="0.225">
            <text:p>0,23</text:p>
          </table:table-cell>
          <table:table-cell table:formula="of:=[.$B20]*(COS([.$A20]*2*PI()/360))" office:value-type="float" office:value="0.389711431702997">
            <text:p>0,39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.65">
            <text:p>0,65</text:p>
          </table:table-cell>
          <table:table-cell table:formula="of:=[.$B21]*(SIN([.$A21]*2*PI()/360))" office:value-type="float" office:value="0.459619407771256">
            <text:p>0,46</text:p>
          </table:table-cell>
          <table:table-cell table:formula="of:=[.$B21]*(COS([.$A21]*2*PI()/360))" office:value-type="float" office:value="0.459619407771256">
            <text:p>0,46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.1">
            <text:p>1,1</text:p>
          </table:table-cell>
          <table:table-cell table:formula="of:=[.$B22]*(SIN([.$A22]*2*PI()/360))" office:value-type="float" office:value="0.952627944162883">
            <text:p>0,95</text:p>
          </table:table-cell>
          <table:table-cell table:formula="of:=[.$B22]*(COS([.$A22]*2*PI()/360))" office:value-type="float" office:value="0.55">
            <text:p>0,55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3.4">
            <text:p>3,4</text:p>
          </table:table-cell>
          <table:table-cell table:formula="of:=[.$B23]*(SIN([.$A23]*2*PI()/360))" office:value-type="float" office:value="2.94448637286709">
            <text:p>2,94</text:p>
          </table:table-cell>
          <table:table-cell table:formula="of:=[.$B23]*(COS([.$A23]*2*PI()/360))" office:value-type="float" office:value="1.7">
            <text:p>1,70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4.75">
            <text:p>4,75</text:p>
          </table:table-cell>
          <table:table-cell table:formula="of:=[.$B24]*(SIN([.$A24]*2*PI()/360))" office:value-type="float" office:value="3.3587572106361">
            <text:p>3,36</text:p>
          </table:table-cell>
          <table:table-cell table:formula="of:=[.$B24]*(COS([.$A24]*2*PI()/360))" office:value-type="float" office:value="3.3587572106361">
            <text:p>3,3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.45">
            <text:p>5,45</text:p>
          </table:table-cell>
          <table:table-cell table:formula="of:=[.$B25]*(SIN([.$A25]*2*PI()/360))" office:value-type="float" office:value="2.725">
            <text:p>2,73</text:p>
          </table:table-cell>
          <table:table-cell table:formula="of:=[.$B25]*(COS([.$A25]*2*PI()/360))" office:value-type="float" office:value="4.71983845062519">
            <text:p>4,72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5.75">
            <text:p>5,75</text:p>
          </table:table-cell>
          <table:table-cell table:formula="of:=[.$B26]*(SIN([.$A26]*2*PI()/360))" office:value-type="float" office:value="0">
            <text:p>0,00</text:p>
          </table:table-cell>
          <table:table-cell table:formula="of:=[.$B26]*(COS([.$A26]*2*PI()/360))" office:value-type="float" office:value="5.75">
            <text:p>5,75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y</text:p>
          </table:table-cell>
          <table:table-cell office:value-type="string">
            <text:p>z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table:formula="of:=[.$B28]*(SIN([.$A28]*2*PI()/360))" office:value-type="float" office:value="0">
            <text:p>0,00</text:p>
          </table:table-cell>
          <table:table-cell table:formula="of:=[.$B28]*(COS([.$A28]*2*PI()/360))" office:value-type="float" office:value="0.6">
            <text:p>0,6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formula="of:=[.$B29]*(SIN([.$A29]*2*PI()/360))" office:value-type="float" office:value="0.375">
            <text:p>0,38</text:p>
          </table:table-cell>
          <table:table-cell table:formula="of:=[.$B29]*(COS([.$A29]*2*PI()/360))" office:value-type="float" office:value="0.649519052838329">
            <text:p>0,65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.1">
            <text:p>1,1</text:p>
          </table:table-cell>
          <table:table-cell table:formula="of:=[.$B30]*(SIN([.$A30]*2*PI()/360))" office:value-type="float" office:value="0.777817459305202">
            <text:p>0,78</text:p>
          </table:table-cell>
          <table:table-cell table:formula="of:=[.$B30]*(COS([.$A30]*2*PI()/360))" office:value-type="float" office:value="0.777817459305202">
            <text:p>0,78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3.35">
            <text:p>3,35</text:p>
          </table:table-cell>
          <table:table-cell table:formula="of:=[.$B31]*(SIN([.$A31]*2*PI()/360))" office:value-type="float" office:value="2.36880771697493">
            <text:p>2,37</text:p>
          </table:table-cell>
          <table:table-cell table:formula="of:=[.$B31]*(COS([.$A31]*2*PI()/360))" office:value-type="float" office:value="2.36880771697493">
            <text:p>2,37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4.25">
            <text:p>4,25</text:p>
          </table:table-cell>
          <table:table-cell table:formula="of:=[.$B32]*(SIN([.$A32]*2*PI()/360))" office:value-type="float" office:value="2.125">
            <text:p>2,13</text:p>
          </table:table-cell>
          <table:table-cell table:formula="of:=[.$B32]*(COS([.$A32]*2*PI()/360))" office:value-type="float" office:value="3.68060796608386">
            <text:p>3,68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4.75">
            <text:p>4,75</text:p>
          </table:table-cell>
          <table:table-cell table:formula="of:=[.$B33]*(SIN([.$A33]*2*PI()/360))" office:value-type="float" office:value="0">
            <text:p>0,00</text:p>
          </table:table-cell>
          <table:table-cell table:formula="of:=[.$B33]*(COS([.$A33]*2*PI()/360))" office:value-type="float" office:value="4.75">
            <text:p>4,75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y</text:p>
          </table:table-cell>
          <table:table-cell office:value-type="string">
            <text:p>z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formula="of:=[.$B35]*(SIN([.$A35]*2*PI()/360))" office:value-type="float" office:value="0">
            <text:p>0,00</text:p>
          </table:table-cell>
          <table:table-cell table:formula="of:=[.$B35]*(COS([.$A35]*2*PI()/360))" office:value-type="float" office:value="0.8">
            <text:p>0,8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.1">
            <text:p>1,1</text:p>
          </table:table-cell>
          <table:table-cell table:formula="of:=[.$B36]*(SIN([.$A36]*2*PI()/360))" office:value-type="float" office:value="0.55">
            <text:p>0,55</text:p>
          </table:table-cell>
          <table:table-cell table:formula="of:=[.$B36]*(COS([.$A36]*2*PI()/360))" office:value-type="float" office:value="0.952627944162883">
            <text:p>0,95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.3">
            <text:p>3,3</text:p>
          </table:table-cell>
          <table:table-cell table:formula="of:=[.$B37]*(SIN([.$A37]*2*PI()/360))" office:value-type="float" office:value="1.65">
            <text:p>1,65</text:p>
          </table:table-cell>
          <table:table-cell table:formula="of:=[.$B37]*(COS([.$A37]*2*PI()/360))" office:value-type="float" office:value="2.85788383248865">
            <text:p>2,86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$B38]*(SIN([.$A38]*2*PI()/360))" office:value-type="float" office:value="0">
            <text:p>0,00</text:p>
          </table:table-cell>
          <table:table-cell table:formula="of:=[.$B38]*(COS([.$A38]*2*PI()/360))" office:value-type="float" office:value="4">
            <text:p>4,0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3:Sheet1.D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1:33:46</meta:creation-date>
    <dc:date>2014-09-24T14:54:02</dc:date>
    <meta:editing-duration>P0D</meta:editing-duration>
    <meta:editing-cycles>3</meta:editing-cycles>
    <meta:generator>LibreOffice/3.5$Linux_X86_64 LibreOffice_project/350m1$Build-413</meta:generator>
    <meta:document-statistic meta:table-count="3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339cm" xlink:href=".." xlink:type="simple" chart:class="chart:scatter" chart:style-name="ch1">
        <chart:legend chart:legend-position="end" svg:x="14.472cm" svg:y="4.37cm" style:legend-expansion="high" chart:style-name="ch2"/>
        <chart:plot-area chart:style-name="ch3" table:cell-range-address="Sheet1.C19:Sheet1.D26 Sheet1.D18:Sheet1.D18" chart:data-source-has-labels="row" svg:x="0.471cm" svg:y="1.345cm" svg:width="13.482cm" svg:height="7.793cm">
          <chartooo:coordinate-region svg:x="1.383cm" svg:y="1.544cm" svg:width="12.238cm" svg:height="6.9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9:Sheet1.D26" chart:label-cell-address="Sheet1.D18:Sheet1.D18" chart:class="chart:scatter">
            <chart:domain table:cell-range-address="Sheet1.C19:Sheet1.C2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9:Sheet1.C26</svg:desc>
                </draw:g>
              </table:table-cell>
              <table:table-cell office:value-type="float" office:value="0.35">
                <text:p>0.35</text:p>
                <draw:g>
                  <svg:desc>Sheet1.D19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5">
                <text:p>0.225</text:p>
              </table:table-cell>
              <table:table-cell office:value-type="float" office:value="0.389711431702997">
                <text:p>0.389711431702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9619407771256">
                <text:p>0.459619407771256</text:p>
              </table:table-cell>
              <table:table-cell office:value-type="float" office:value="0.459619407771256">
                <text:p>0.459619407771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2627944162883">
                <text:p>0.95262794416288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4448637286709">
                <text:p>2.9444863728670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587572106361">
                <text:p>3.3587572106361</text:p>
              </table:table-cell>
              <table:table-cell office:value-type="float" office:value="3.3587572106361">
                <text:p>3.3587572106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25">
                <text:p>2.725</text:p>
              </table:table-cell>
              <table:table-cell office:value-type="float" office:value="4.71983845062519">
                <text:p>4.71983845062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75">
                <text:p>5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7.578cm" xlink:href=".." xlink:type="simple" chart:class="chart:scatter" chart:style-name="ch1">
        <chart:legend chart:legend-position="end" svg:x="14.471cm" svg:y="3.49cm" style:legend-expansion="high" chart:style-name="ch2"/>
        <chart:plot-area chart:style-name="ch3" table:cell-range-address="Sheet1.C28:Sheet1.D33 Sheet1.D27:Sheet1.D27" chart:data-source-has-labels="row" svg:x="1.909cm" svg:y="0.479cm" svg:width="7.637cm" svg:height="7.744cm">
          <chartooo:coordinate-region svg:x="2.821cm" svg:y="0.678cm" svg:width="6.393cm" svg:height="6.8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8:Sheet1.D33" chart:label-cell-address="Sheet1.D27:Sheet1.D27" chart:class="chart:scatter">
            <chart:domain table:cell-range-address="Sheet1.C28:Sheet1.C3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8:Sheet1.C33</svg:desc>
                </draw:g>
              </table:table-cell>
              <table:table-cell office:value-type="float" office:value="0.6">
                <text:p>0.6</text:p>
                <draw:g>
                  <svg:desc>Sheet1.D28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5">
                <text:p>0.375</text:p>
              </table:table-cell>
              <table:table-cell office:value-type="float" office:value="0.649519052838329">
                <text:p>0.64951905283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7817459305202">
                <text:p>0.777817459305202</text:p>
              </table:table-cell>
              <table:table-cell office:value-type="float" office:value="0.777817459305202">
                <text:p>0.777817459305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6880771697493">
                <text:p>2.36880771697493</text:p>
              </table:table-cell>
              <table:table-cell office:value-type="float" office:value="2.36880771697493">
                <text:p>2.36880771697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5">
                <text:p>2.125</text:p>
              </table:table-cell>
              <table:table-cell office:value-type="float" office:value="3.68060796608386">
                <text:p>3.68060796608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75">
                <text:p>4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ss3t="http://www.w3.org/TR/css3-text/" office:version="1.2">
  <office:styles/>
</office:document-styles>
</file>